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4:.C27])" office:value-type="float" office:value="55.5">
            <text:p>55,5</text:p>
          </table:table-cell>
          <table:table-cell table:formula="of:=SUM([.D4:.D27])" office:value-type="float" office:value="2791">
            <text:p>2791</text:p>
          </table:table-cell>
          <table:table-cell table:formula="of:=SUM([.E4:.E27])" office:value-type="float" office:value="26">
            <text:p>26</text:p>
          </table:table-cell>
          <table:table-cell table:formula="of:=SUM([.F4:.F27]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28]/[.C28]" office:value-type="float" office:value="50.2882882882883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28]/[.E28]" office:value-type="float" office:value="2.13461538461538">
            <text:p>2,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28]/[.E28]" office:value-type="float" office:value="107.346153846154">
            <text:p>10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1.04.2012</text:date>, <text:time>20:25:3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1T20:25:35</dc:date>
    <dc:creator>AT </dc:creator>
    <meta:editing-duration>PT05H24M32S</meta:editing-duration>
    <meta:editing-cycles>44</meta:editing-cycles>
    <meta:generator>OpenOffice.org/3.2$Linux OpenOffice.org_project/320m12$Build-9483</meta:generator>
    <meta:document-statistic meta:table-count="3" meta:cell-count="168" meta:object-count="0"/>
  </office:meta>
</office:document-meta>
</file>